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automatic-styles>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T15" style:parent-style-name="Policepardéfaut" style:family="text">
      <style:text-properties fo:font-weight="bold" style:font-weight-asian="bold" style:text-underline-type="single" style:text-underline-style="solid" style:text-underline-width="auto" style:text-underline-mode="continuous"/>
    </style:style>
    <style:style style:name="P16" style:parent-style-name="Normal" style:family="paragraph">
      <style:paragraph-properties fo:text-indent="0.4916in"/>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Titre" style:family="paragraph">
      <style:paragraph-properties fo:break-before="page"/>
    </style:style>
    <style:style style:name="P20" style:parent-style-name="Normal" style:family="paragraph">
      <style:paragraph-properties fo:text-indent="0.4916in"/>
    </style:style>
    <style:style style:name="P21" style:parent-style-name="Normal" style:family="paragraph">
      <style:paragraph-properties fo:text-indent="0.4916in"/>
    </style:style>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text:s/>basée<text:s/>sur 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text:s/>ce dernier dans le magasin (ou du moins qui le ferais si on devait implémenter une interface).<text:s/></text:p>
      <text:p text:style-name="P10">La classe Customer 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Par contre les CustomerStates eux sont liés a un client particulier : un client ne peux pas évolué dans un stat si la base de donnée n’a pas de state.</text:p>
      <text:p text:style-name="P11">La classe CustomerState nous permet donc de traiter les différents états que peux<text:s/>avoir un client.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text:s/>une nouvelle catégorie il suffit donc d’hériter de Product. On considère qu’il n’y a pas de sous-catégorie, c’est pourquoi on interdit l’héritage des catégories.</text:p>
      <text:p text:style-name="P13">La classe AbstractOffer nous permet de généraliser le concept d’offres. Dans chaque offre on<text:s/>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 où.</text:p>
      <text:p text:style-name="Normal"/>
      <text:p text:style-name="Normal"><text:span text:style-name="T15">Notes :</text:span></text:p>
      <text:p text:style-name="P16">Le diagramme UML ne comporte que les classes et les fonctions,<text:s/>fonctionnelles, qui permettent de comprendre le fonctionnement de notre application.</text:p>
      <text:p text:style-name="P17">Pour les besoins de la visibilité des tests certains problèmes/exceptions auront un affichage afin de permettre une meilleure lisibilité des tests.</text:p>
      <text:p text:style-name="P18"/>
      <text:soft-page-break/>
      <text:p text:style-name="P19">Tests</text:p>
      <text:p text:style-name="P20"/>
      <text:p text:style-name="P21">Les premiers tests sont présents lors des instanciations de nos différents ArrayLists&lt;&gt;. Tout d’abord on essaie de mettre un produit au prix négatif, puis on essaie de créer des réductions sur des objets dont la catégorie n’est pas réducti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3T22:57:00Z</dc:date>
    <meta:template xlink:href="Normal" xlink:type="simple"/>
    <meta:editing-cycles>76</meta:editing-cycles>
    <meta:editing-duration>PT187560S</meta:editing-duration>
    <meta:document-statistic meta:page-count="3" meta:paragraph-count="6" meta:word-count="488" meta:character-count="3171" meta:row-count="22" meta:non-whitespace-character-count="2689"/>
  </office:meta>
</office:document-meta>
</file>